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text-underline-type="double" style:text-underline-style="solid" style:text-underline-width="auto" style:text-underline-mode="continuous"/>
    </style:style>
    <style:style style:name="P2" style:parent-style-name="Paragraphedeliste" style:list-style-name="LFO1" style:family="paragraph"/>
    <style:style style:name="P3" style:parent-style-name="Paragraphedeliste" style:list-style-name="LFO1" style:family="paragraph"/>
    <style:style style:name="T4" style:parent-style-name="Policepardéfaut" style:family="text">
      <style:text-properties style:font-name="Wingdings" style:font-name-asian="Wingdings" style:font-name-complex="Wingdings"/>
    </style:style>
    <style:style style:name="P5" style:parent-style-name="Paragraphedeliste" style:list-style-name="LFO1" style:family="paragraph"/>
    <style:style style:name="T6" style:parent-style-name="Policepardéfaut" style:family="text">
      <style:text-properties style:font-name="Wingdings" style:font-name-asian="Wingdings" style:font-name-complex="Wingdings"/>
    </style:style>
    <style:style style:name="P7" style:parent-style-name="Paragraphedeliste" style:list-style-name="LFO1" style:family="paragraph"/>
    <style:style style:name="T8" style:parent-style-name="Policepardéfaut" style:family="text">
      <style:text-properties style:font-name="Wingdings" style:font-name-asian="Wingdings" style:font-name-complex="Wingdings"/>
    </style:style>
    <style:style style:name="P9" style:parent-style-name="Paragraphedeliste" style:list-style-name="LFO1" style:family="paragraph"/>
    <style:style style:name="P10" style:parent-style-name="Paragraphedeliste" style:list-style-name="LFO1" style:family="paragraph"/>
  </office:automatic-styles>
  <office:body>
    <office:text text:use-soft-page-breaks="true">
      <text:p text:style-name="P1">Contraintes de développement :<text:s/></text:p>
      <text:list text:style-name="LFO1" text:continue-numbering="true">
        <text:list-item>
          <text:p text:style-name="P2">Lorsqu’un prof modifie ses informations, les modifications sont<text:s/>répercutées<text:s/>sur l’annuaire des professeurs, si besoin.</text:p>
        </text:list-item>
        <text:list-item>
          <text:p text:style-name="P3">Partage de docs<text:s/><text:span text:style-name="T4"></text:span><text:s/>Documents uniquement + un message « titre » seulement.</text:p>
        </text:list-item>
        <text:list-item>
          <text:p text:style-name="P5">Messages Privés<text:s/><text:span text:style-name="T6"></text:span><text:s/>Pièces Jointes + Titre + message (tout optionnel).</text:p>
        </text:list-item>
        <text:list-item>
          <text:p text:style-name="P7">Forum<text:s/><text:span text:style-name="T8"></text:span><text:s/>Avec pièces jointes ou non (à revoir).</text:p>
        </text:list-item>
        <text:list-item>
          <text:p text:style-name="P9">On considère que tous les profs DOIVENT entrer les absences de leurs cours.</text:p>
        </text:list-item>
        <text:list-item>
          <text:p text:style-name="P10">Seul(e) le(la)<text:s/>responsable de promotion peut entrer les justificatifs d’absences.<text:s/></text:p>
        </text:list-item>
      </text:list>
      <text:p text:style-name="Normal"/>
      <text:p text:style-name="Normal"/>
      <text:p text:style-name="Normal"/>
      <text:p text:style-name="Normal">CU à part</text:p>
      <text:p text:style-name="Normal">-Fonction recherche (par type ou par nom de documents).</text:p>
      <text:p text:style-name="Sansinterligne">-Affichage d’un plan du<text:s/>bâtiment, si possible, un peu interactif (faisable avec<text:s/>hover)</text:p>
      <text:p text:style-name="Sansinterligne"><text:tab/>(Afficher<text:s/>l’emploi du temps de la salle<text:s/>sélectionnée).</text:p>
      <text:p text:style-name="Normal">-Affichage des<text:s/>coefficients<text:s/>de chaque matière dans un tableau récapitulatif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ansinterligne" style:display-name="Sans interligne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J</meta:initial-creator>
    <dc:creator>PJ</dc:creator>
    <meta:creation-date>2011-10-20T14:45:00Z</meta:creation-date>
    <dc:date>2011-10-20T14:45:00Z</dc:date>
    <meta:template xlink:href="Normal" xlink:type="simple"/>
    <meta:editing-cycles>2</meta:editing-cycles>
    <meta:editing-duration>PT0S</meta:editing-duration>
    <meta:document-statistic meta:page-count="1" meta:paragraph-count="1" meta:word-count="121" meta:character-count="788" meta:row-count="5" meta:non-whitespace-character-count="668"/>
  </office:meta>
</office:document-meta>
</file>